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3T00:00:00" table:style-name="ce10">
            <text:p>2017-06-1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et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6-15T00:00:00" table:style-name="ce25">
            <text:p>2017-06-15</text:p>
          </table:table-cell>
          <table:table-cell office:value-type="string" table:style-name="ce26">
            <text:p>Thurs</text:p>
          </table:table-cell>
          <table:table-cell office:value-type="string" table:style-name="ce26">
            <text:p>15:45-17:00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Took pictures of pages related to Pantzer location O.2. in STC vol. 3; began making spreadsheet of stationers and books associated with Pantzer locatoin O.2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16T00:00:00" table:style-name="ce10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10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20T00:00:00" table:style-name="ce10">
            <text:p>2017-06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office:value-type="string" table:style-name="ce9">
            <text:p>Prepared timesheet for May 1-15, 2017 pay period and sent it to JJ, explaining that I had failed to send it earlier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3T00:00:00" table:style-name="ce10">
            <text:p>2017-06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Replied to Asana tasks re: adding a &lt;respStmt&gt; for Brook Isherwood to Stow and bios for new members of the leadership board; revised encode_persons.xml per CD and MDH's suggestion; updated bio statements for new leadership board memb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6T00:00:00" table:style-name="ce10">
            <text:p>2017-06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40-12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Updated SVN and commited unversioned changes from Friday (no internet access then); finished downlaoding journal articles and other research resources on documentation types and methods in DH; wrote KT re updating team.xml via Asana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27T00:00:00" table:style-name="ce10">
            <text:p>2017-06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10-12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email from MK re: mayoral shows with transcriptions versus without transcriptions; continued working on taxonomy of documentation types; did a bit more research into DH document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6-28T00:00:00" table:style-name="ce10">
            <text:p>2017-06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0 &amp; 11:0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Began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29T00:00:00" table:style-name="ce10">
            <text:p>2017-06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Hanseatic League to ORG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30T00:00:00" table:style-name="ce25">
            <text:p>2017-06-30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55-9:5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encoding STEE2.xml (PP contribution); added new sources from STEE2.xml to BIBL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3">
          <table:table-cell office:value-type="date" office:date-value="2017-07-03T00:00:00" table:style-name="ce10">
            <text:p>2017-07-0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0-12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04T00:00:00" table:style-name="ce10">
            <text:p>2017-07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07T00:00:00" table:style-name="ce10">
            <text:p>2017-07-0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35-12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10T00:00:00" table:style-name="ce10">
            <text:p>2017-07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7-12T00:00:00" table:style-name="ce25">
            <text:p>2017-07-12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9:20-9:5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encoding STEE2.xml (PP contribution)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7-18T00:00:00" table:style-name="ce10">
            <text:p>2017-07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2" table:style-name="ce9"/>
          <table:table-cell office:value-type="string" table:style-name="ce9">
            <text:p>Continued encoding STEE2.xml (PP contribution); replied to email from JT re: DH STC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19T00:00:00" table:style-name="ce10">
            <text:p>2017-07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3:0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0T00:00:00" table:style-name="ce10">
            <text:p>2017-07-20</text:p>
          </table:table-cell>
          <table:table-cell office:value-type="string" table:style-name="ce8">
            <text:p>Thura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1T00:00:00" table:style-name="ce10">
            <text:p>2017-07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new db entries to PERS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2T00:00:00" table:style-name="ce10">
            <text:p>2017-07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20-12:2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4T00:00:00" table:style-name="ce10">
            <text:p>2017-07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5-12:2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5T00:00:00" table:style-name="ce10">
            <text:p>2017-07-2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<text:s/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6T00:00:00" table:style-name="ce10">
            <text:p>2017-07-2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Continued encoding STEE2.xml; added RHEN1.xml to placeograp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7T00:00:00" table:style-name="ce10">
            <text:p>2017-07-2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30-15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("Copperplate map") to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8T00:00:00" table:style-name="ce10">
            <text:p>2017-07-2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7:30-18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to BIBL1.xml; added new location HANS7.xml (Steelyard guildhall) to placeography; encoded links to ANON25 and HANS7.xml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30T00:00:00" table:style-name="ce10">
            <text:p>2017-08-3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searched and downloaded images for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8-31T00:00:00" table:style-name="ce25">
            <text:p>2017-08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7-11:07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Began encoding images in STEE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8-01T00:00:00" table:style-name="ce10">
            <text:p>2017-08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8:45-19:00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Phone conversation with JT &amp; JJ re: STC/MoEML paper for DH 2017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8-03T00:00:00" table:style-name="ce10">
            <text:p>2017-08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2:0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loaded Endings work log to GitHub; sent timsheet to JJ.</text:p>
          </table:table-cell>
          <table:table-cell table:number-columns-repeated="2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4T00:00:00" table:style-name="ce10">
            <text:p>2017-08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5T00:00:00" table:style-name="ce10">
            <text:p>2017-08-05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5-11:20; 20:40-21: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 log from my own records.</text:p>
          </table:table-cell>
          <table:table-cell table:number-columns-repeated="2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8-06T00:00:00" table:style-name="ce10">
            <text:p>2017-08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30 &amp; 20:25-21:1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images in STEE2.xml; met with JT via Skype re: STC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7T00:00:00" table:style-name="ce10">
            <text:p>2017-08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revising STC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8-08T00:00:00" table:style-name="ce10">
            <text:p>2017-08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5:45 &amp; 20:00-21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revising STC/DH paper; began preparing slides for STC/DH presentation; met with JT over the phone re: STC/DH paper; created new document mayoral_shows_progress_chart.xml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8-09T00:00:00" table:style-name="ce10">
            <text:p>2017-08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30 &amp; 14:00-14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revising STC/DH paper; finished preparing slides for STC/DH presentation; rehearsed presentation with JT in Montre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8-14T00:00:00" table:style-name="ce25">
            <text:p>2017-08-14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5:30-16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work log from my own records; exchanged emails with JJ and KT re: missing pay.</text:p>
          </table:table-cell>
          <table:table-cell table:number-columns-repeated="2" table:style-name="ce24"/>
          <table:table-cell office:value-type="string" table:style-name="ce24">
            <text:p>Wrote email to JJ with update re: documentation taxonomy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8-31T00:00:00" table:style-name="ce10">
            <text:p>2017-08-3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45 &amp; 11:30-12:15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Updated project CV as requested by KT; replied to Robert Crease; wrote bibliography of documentation resourc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274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9-12T23:14:17Z</dc:date>
    <meta:editing-cycles>69</meta:editing-cycles>
    <meta:editing-duration>PT112006S</meta:editing-duration>
  </office:meta>
</office:document-meta>
</file>